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009933" fo:font-weight="bold" style:font-weight-asian="bold" style:font-weight-complex="bold"/>
    </style:style>
    <style:style style:name="P3" style:family="paragraph" style:parent-style-name="Standard" style:list-style-name="L1"/>
    <style:style style:name="T1" style:family="text">
      <style:text-properties fo:color="#ff0000" fo:font-weight="bold" style:font-weight-asian="bold" style:font-weight-complex="bold"/>
    </style:style>
    <style:style style:name="T2" style:family="text">
      <style:text-properties fo:color="#0000ff" fo:font-weight="bold" style:font-weight-asian="bold" style:font-weight-complex="bold"/>
    </style:style>
    <style:style style:name="T3" style:family="text">
      <style:text-properties fo:color="#009933" fo:font-weight="bold"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color="#3333ff"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text:tab/></text:span><text:span text:style-name="T2">(1) </text:span><text:span text:style-name="T4">The Earth is home to seven billions of human beings. Actual humans emerged two hundred thousand years ago. During these two hundred thousand years, one hundred and ninety-four thousand years are based on the period of Prehistory. Humans lived with the harvest, the hunt and the fishing. </text:span></text:p>
      <text:p text:style-name="Standard">Also, the last ten thousand years of this period have been marked by a large evolution : the invention of agriculture, the invention of writing and the trade development. These inventions brought about an exponential growth of others inventions, which can be named by new technologies. </text:p>
      <text:p text:style-name="Standard">Nowadays, the new technologies concern the high-tech sector, modern information and communications technology. Moreover, all these new technologies affect the society. </text:p>
      <text:p text:style-name="Standard">Are new technologies an issue for society ? </text:p>
      <text:p text:style-name="Standard">We will develop why the new technologies can be a curb for our beautiful planet (with ecological consequences). Then, we will show you how the new technologies destroyed us with a social point of view (addiction, conflicts and disparities). <text:span text:style-name="T3">(2min)</text:span></text:p>
      <text:p text:style-name="Standard"/>
      <text:p text:style-name="Standard"><text:tab/><text:span text:style-name="T2">(1)</text:span><text:span text:style-name="T1"> </text:span>Firstly, the new technologies are constantly evolving because humans always want to improve their inventions. However, with the increase of population, demands and production of these new technologies cause so many problems. </text:p>
      <text:p text:style-name="Standard">Indeed, humans extract too many resources but Earth's ressources are not endless, so animal species and minerals will disappear over the millenniums.<text:span text:style-name="T1"> </text:span></text:p>
      <text:p text:style-name="Standard">We can see this graph which represents the approximate date of exhaustion of mineable Earth's ressources. For example, the terbium, useful for low-energy bulbs, depleted in two thousand and twelve. Fortunately, recently, we found out deposits of terbium in Japan.<text:span text:style-name="T3"> (1min30)</text:span></text:p>
      <text:p text:style-name="Standard"/>
      <text:p text:style-name="Standard"><text:tab/><text:span text:style-name="T2">(1)</text:span> Moreover, humans pollute the Earth which is a real issue for the planet. The sustainable development could be a solution, but only few governments think to change things but nothing is really done. For instance, actual cars send greenhouse gases which contribute to global warming. For example, we can see here emissions of fossil carbon rocketted dramatically. The marketing of new technologies like cars since nineteen thirty is an important cause for this increase. <text:span text:style-name="T3">(1min30)</text:span></text:p>
      <text:p text:style-name="Standard"/>
      <text:p text:style-name="Standard"><text:span text:style-name="T2"><text:tab/>(2)</text:span> Furthermore, the new technologies have an impact for a social perspective. We can say the actual new technologies of the twenty-one century have a bigger impact for society than previous new technologies. </text:p>
      <text:p text:style-name="Standard">In fact, the actual consumer society always wants to buy the new high tech trends like cellphones, laptops, game consoles, because of passing fads. </text:p>
      <text:p text:style-name="Standard">Nowadays, people was addicted to these new technologies and this addiction has an impact on human health. </text:p>
      <text:p text:style-name="Standard">For example, a study carried out by the University of Cambridge in the United Kingdoms demonstrated thirty-five per cent of people are addicted by cellphones. This result can be explained by the fact cellphones only doesn't serve to call someone. </text:p>
      <text:p text:style-name="Standard">Indeed, today, cellphones are cameras, games, writing pads, etc... However, the real problem is the behaviour of young people who are born with all these new technologies. Because they didn't know anymore when to stop.<text:span text:style-name="T3"> (2min)</text:span></text:p>
      <text:p text:style-name="P2"/>
      <text:p text:style-name="Standard"><text:tab/><text:span text:style-name="T5">(2)</text:span> Finally, in an economic point of view, new technologies are very expansive because all necessary resources. So, that creates inequalities in the world. In fact, when some north american live in the consumer society with cellphones for example, others struggle to eat or drink. New technologies are the cause of this big disparity in the world.</text:p>
      <text:p text:style-name="Standard">But, these new technologies provoke differences between countries. For example, som countries have the same growth domestic product (GDP) than big corporations (like Google). </text:p>
      <text:p text:style-name="Standard">With an political aspect, some countries can destroy poor countries because they have the atomic bomb. <text:span text:style-name="T3">(1min30)</text:span></text:p>
      <text:p text:style-name="P1"><text:soft-page-break/><text:s/></text:p>
      <text:p text:style-name="Standard"><text:tab/><text:span text:style-name="T2">(2)</text:span> In conclusion, we saw lots of aspects of the impact of new technologies on the society. </text:p>
      <text:p text:style-name="Standard">First, we understood the fast evolution of new technologies brings issues for the planet and society. Because, these productions are emptied Earth's ressources and the actual selfish consumer society doesn't care about future generations. In fact, everything has an end, so we must preserve our planet. </text:p>
      <text:p text:style-name="Standard">Also, new technologies can create addictions in the society. And, these technologies don't be kept by everyone, the planet shows a divided society where we can see inequalities. <text:span text:style-name="T3">(1min30)</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8H41M29S</meta:editing-duration>
    <meta:editing-cycles>32</meta:editing-cycles>
    <meta:generator>OpenOffice/4.1.6$Win32 OpenOffice.org_project/416m1$Build-9790</meta:generator>
    <dc:date>2019-01-27T10:28:19.74</dc:date>
    <dc:creator>Clément  CAUMES</dc:creator>
    <meta:document-statistic meta:table-count="0" meta:image-count="0" meta:object-count="0" meta:page-count="2" meta:paragraph-count="21" meta:word-count="675" meta:character-count="4324"/>
    <meta:user-defined meta:name="Info 1"/>
    <meta:user-defined meta:name="Info 2"/>
    <meta:user-defined meta:name="Info 3"/>
    <meta:user-defined meta:name="Info 4"/>
  </office:meta>
</office:document-meta>
</file>